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1" style:family="table">
      <style:table-properties style:width="5.054cm" table:align="left"/>
    </style:style>
    <style:style style:name="Tabel1.A" style:family="table-column">
      <style:table-column-properties style:column-width="1.461cm"/>
    </style:style>
    <style:style style:name="Tabel1.B" style:family="table-column">
      <style:table-column-properties style:column-width="3.593cm"/>
    </style:style>
    <style:style style:name="Tabel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c7377"/>
    </style:style>
    <style:style style:name="P2" style:family="paragraph" style:parent-style-name="Standard">
      <style:text-properties officeooo:rsid="001772f1" officeooo:paragraph-rsid="001772f1"/>
    </style:style>
    <style:style style:name="P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772f1" officeooo:paragraph-rsid="0019f9b7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9f9b7" officeooo:paragraph-rsid="0019f9b7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a6a61" officeooo:paragraph-rsid="001a6a61" style:text-blinking="false" fo:background-color="transparent"/>
    </style:style>
    <style:style style:name="P6" style:family="paragraph" style:parent-style-name="Standard">
      <style:text-properties officeooo:rsid="001772f1" officeooo:paragraph-rsid="001bf6f4"/>
    </style:style>
    <style:style style:name="P7" style:family="paragraph" style:parent-style-name="Table_20_Contents">
      <style:text-properties officeooo:paragraph-rsid="001bf6f4"/>
    </style:style>
    <style:style style:name="P8" style:family="paragraph" style:parent-style-name="Standard">
      <style:text-properties officeooo:rsid="001772f1" officeooo:paragraph-rsid="001b2f63"/>
    </style:style>
    <style:style style:name="P9" style:family="paragraph" style:parent-style-name="Standard">
      <style:text-properties officeooo:rsid="001772f1" officeooo:paragraph-rsid="0019f9b7"/>
    </style:style>
    <style:style style:name="T1" style:family="text">
      <style:text-properties officeooo:rsid="001c7377"/>
    </style:style>
    <style:style style:name="T2" style:family="text">
      <style:text-properties officeooo:rsid="001b2f63"/>
    </style:style>
    <style:style style:name="T3" style:family="text">
      <style:text-properties officeooo:rsid="001a6a61"/>
    </style:style>
    <style:style style:name="T4" style:family="text">
      <style:text-properties officeooo:rsid="001bf6f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 = f/u</text:p>
      <text:p text:style-name="Standard">y = ax+b</text:p>
      <text:p text:style-name="Standard">a = dy/dx</text:p>
      <text:p text:style-name="Standard">a = dN/dCM</text:p>
      <text:p text:style-name="Standard">a = c</text:p>
      <text:p text:style-name="Standard"/>
      <text:p text:style-name="Standard">Vuesz fit function --&gt;a = 12,301886792446</text:p>
      <text:p text:style-name="P1"><text:s/><text:span text:style-name="T1">c = 12,3</text:span></text:p>
      <text:p text:style-name="Standard"/>
      <text:p text:style-name="Standard">---------------------------------------------------------------------------</text:p>
      <text:p text:style-name="Text_20_body">9.3 Trekspanning en rek </text:p>
      <text:p text:style-name="P2"><draw:frame draw:style-name="fr1" draw:name="Object1" text:anchor-type="as-char" svg:y="-0.621cm" svg:width="5.544cm" svg:height="1.00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><text:bookmark text:name="docs-internal-guid-0709a377-7fff-1ac7-b807-7561114d1055"/>elastiek lengte =24cmx1mmx1mm</text:p>
      <text:p text:style-name="P4">A = 0.00<text:span text:style-name="T2">2</text:span>*0.001= 0,00000<text:span text:style-name="T2">2</text:span><text:span text:style-name="T3">m^2</text:span></text:p>
      <text:p text:style-name="P5">L = 12cm = <text:span text:style-name="T2">0,12m</text:span></text:p>
      <text:p text:style-name="P6"/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7">Rubber</text:p>
          </table:table-cell>
          <table:table-cell table:style-name="Tabel1.A1" office:value-type="string">
            <text:p text:style-name="P7">0.01 – 0.1 <text:span text:style-name="T4">GPa</text:span></text:p>
          </table:table-cell>
        </table:table-row>
      </table:table>
      <text:p text:style-name="P6"><text:a xlink:type="simple" xlink:href="https://matmake.com/properties/youngs-modulus-of-common-materials.html" text:style-name="Internet_20_link" text:visited-style-name="Visited_20_Internet_20_Link">https://matmake.com/properties/youngs-modulus-of-common-materials.html</text:a></text:p>
      <text:p text:style-name="P6">10.000.000-100.000.000 <text:span text:style-name="T4">Pa</text:span></text:p>
      <text:p text:style-name="P6"/>
      <text:p text:style-name="P6"/>
      <text:p text:style-name="P6"><draw:frame draw:style-name="fr1" draw:name="Object2" text:anchor-type="as-char" svg:y="-0.621cm" svg:width="8.073cm" svg:height="1.004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6"><draw:frame draw:style-name="fr1" draw:name="Object3" text:anchor-type="as-char" svg:y="-0.621cm" svg:width="8.497cm" svg:height="1.004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4T13:12:22.961000000</meta:creation-date>
    <dc:date>2024-12-14T23:44:57.879000000</dc:date>
    <meta:editing-duration>PT9H26M33S</meta:editing-duration>
    <meta:editing-cycles>4</meta:editing-cycles>
    <meta:generator>LibreOffice/24.8.3.2$Windows_X86_64 LibreOffice_project/48a6bac9e7e268aeb4c3483fcf825c94556d9f92</meta:generator>
    <meta:document-statistic meta:table-count="1" meta:image-count="0" meta:object-count="3" meta:page-count="1" meta:paragraph-count="19" meta:word-count="49" meta:character-count="376" meta:non-whitespace-character-count="341"/>
  </office:meta>
</office:document-meta>
</file>

<file path=Object 1/content.xml><?xml version="1.0" encoding="utf-8"?>
<math xmlns="http://www.w3.org/1998/Math/MathML" display="block">
  <semantics>
    <mrow>
      <mi>C</mi>
      <mo stretchy="false">=</mo>
      <mfrac>
        <mi mathvariant="italic">EAο</mi>
        <mi mathvariant="italic">lο</mi>
      </mfrac>
    </mrow>
    <annotation encoding="StarMath 5.0">C = {EAο} over {lο} </annotation>
  </semantics>
</math>
</file>

<file path=Object 2/content.xml><?xml version="1.0" encoding="utf-8"?>
<math xmlns="http://www.w3.org/1998/Math/MathML" display="block">
  <semantics>
    <mrow>
      <mi>C</mi>
      <mo stretchy="false">=</mo>
      <mfrac>
        <mi mathvariant="italic">EAο</mi>
        <mi mathvariant="italic">lο</mi>
      </mfrac>
      <mo stretchy="false">=</mo>
      <mfrac>
        <mrow>
          <mn>10.000</mn>
          <mrow>
            <mn>.000</mn>
            <mo stretchy="false">∗</mo>
            <mn>0,000.002</mn>
          </mrow>
        </mrow>
        <mrow>
          <mn>0</mn>
          <mn>,12</mn>
        </mrow>
      </mfrac>
      <mo stretchy="false">=</mo>
      <mn>166,66667</mn>
    </mrow>
    <annotation encoding="StarMath 5.0">C = {EAο} over {lο} = frac {10.000.000*0,000.002} {0,12} = 166,66667</annotation>
  </semantics>
</math>
</file>

<file path=Object 3/content.xml><?xml version="1.0" encoding="utf-8"?>
<math xmlns="http://www.w3.org/1998/Math/MathML" display="block">
  <semantics>
    <mrow>
      <mi>C</mi>
      <mo stretchy="false">=</mo>
      <mfrac>
        <mi mathvariant="italic">EAο</mi>
        <mi mathvariant="italic">lο</mi>
      </mfrac>
      <mo stretchy="false">=</mo>
      <mfrac>
        <mrow>
          <mn>100.000</mn>
          <mrow>
            <mn>.000</mn>
            <mo stretchy="false">∗</mo>
            <mn>0,000.002</mn>
          </mrow>
        </mrow>
        <mrow>
          <mn>0</mn>
          <mn>,12</mn>
        </mrow>
      </mfrac>
      <mo stretchy="false">=</mo>
      <mn>1666,66667</mn>
    </mrow>
    <annotation encoding="StarMath 5.0">C = {EAο} over {lο} = frac {100.000.000*0,000.002} {0,12} = 1666,66667</annotation>
  </semantics>
</math>
</file>